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E33DF91F270FA9FA.png" manifest:media-type="image/png"/>
  <manifest:file-entry manifest:full-path="Pictures/100000000000032000000258D1D93576041AEF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Padrão_5f_2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Padrão_5f_2">
      <style:graphic-properties draw:stroke="none" svg:stroke-color="#000000" draw:fill="none" draw:fill-color="#ffffff" draw:auto-grow-height="true" draw:auto-grow-width="false" fo:max-height="0cm" fo:min-height="4.328cm"/>
    </style:style>
    <style:style style:name="gr3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93cm"/>
    </style:style>
    <style:style style:name="gr4" style:family="graphic">
      <style:graphic-properties style:protect="size"/>
    </style:style>
    <style:style style:name="pr1" style:family="presentation" style:parent-style-name="keyboard-notes">
      <style:graphic-properties draw:fill-color="#ffffff" draw:auto-grow-height="true" fo:min-height="11.429cm"/>
    </style:style>
    <style:style style:name="pr2" style:family="presentation" style:parent-style-name="midnightblue_5f_-title">
      <style:graphic-properties fo:min-height="2.166cm"/>
    </style:style>
    <style:style style:name="pr3" style:family="presentation" style:parent-style-name="midnightblue_5f_-outline1">
      <style:graphic-properties fo:min-height="12.45cm"/>
    </style:style>
    <style:style style:name="pr4" style:family="presentation" style:parent-style-name="midnightblue_5f_-notes">
      <style:graphic-properties draw:fill-color="#ffffff" fo:min-height="11.429cm"/>
    </style:style>
    <style:style style:name="pr5" style:family="presentation" style:parent-style-name="midnightblue_5f_-title">
      <style:graphic-properties fo:min-height="2.413cm"/>
    </style:style>
    <style:style style:name="pr6" style:family="presentation" style:parent-style-name="midnightblue_5f_-outline1">
      <style:graphic-properties fo:min-height="13.75cm"/>
    </style:style>
    <style:style style:name="pr7" style:family="presentation" style:parent-style-name="midnightblue-title">
      <style:graphic-properties fo:min-height="2.166cm"/>
    </style:style>
    <style:style style:name="pr8" style:family="presentation" style:parent-style-name="midnightblue-outline1">
      <style:graphic-properties fo:min-height="12.45cm"/>
    </style:style>
    <style:style style:name="pr9" style:family="presentation" style:parent-style-name="midnightblue-notes">
      <style:graphic-properties draw:fill-color="#ffffff" fo:min-height="11.429cm"/>
    </style:style>
    <style:style style:name="pr10" style:family="presentation" style:parent-style-name="Midnightblue-title">
      <style:graphic-properties draw:auto-grow-height="true" fo:min-height="2.416cm"/>
    </style:style>
    <style:style style:name="pr11" style:family="presentation" style:parent-style-name="Midnightblue-outline1">
      <style:graphic-properties fo:min-height="10.799cm"/>
    </style:style>
    <style:style style:name="pr12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32.7000007629395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21.7999992370605pt"/>
    </style:style>
    <style:style style:name="P5" style:family="paragraph">
      <loext:graphic-properties draw:fill-color="#ffffff"/>
      <style:text-properties fo:font-size="24pt"/>
    </style:style>
    <style:style style:name="P6" style:family="paragraph">
      <loext:graphic-properties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1.7999992370605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ff3333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ize="21pt" style:font-size-asian="21pt" style:font-size-complex="21pt"/>
    </style:style>
    <style:style style:name="T16" style:family="text">
      <style:text-properties fo:font-size="25pt" fo:font-weight="normal" style:font-size-asian="25pt" style:font-weight-asian="normal" style:font-size-complex="25pt" style:font-weight-complex="normal"/>
    </style:style>
    <style:style style:name="T17" style:family="text">
      <style:text-properties fo:font-size="25pt" fo:font-weight="bold" style:font-size-asian="25pt" style:font-weight-asian="bold" style:font-size-complex="25pt" style:font-weight-complex="bold"/>
    </style:style>
    <style:style style:name="T18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presentation:footer-decl presentation:name="ftr1">Sistemas Operacionais</presentation:footer-decl>
      <presentation:date-time-decl presentation:name="dtd1" presentation:source="current-date" style:data-style-name="D4"/>
      <draw:page draw:name="page1" draw:style-name="dp1" draw:master-page-name="keybo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1cm" svg:height="3.806cm" svg:x="2.2cm" svg:y="1.814cm">
          <draw:text-box>
            <text:p text:style-name="P1"><text:span text:style-name="T1">Ministério da Educação</text:span></text:p>
            <text:p text:style-name="P1"><text:span text:style-name="T2">Centro Federal de Educação Tecnológica Celso Suckow da Fonseca</text:span></text:p>
            <text:p text:style-name="P1"><text:span text:style-name="T2">UNED Nova Friburgo</text:span></text:p>
            <text:p text:style-name="P1"><text:span text:style-name="T2">Curso Técnico em Informática Integrado ao Ensino Médio</text:span></text:p>
          </draw:text-box>
        </draw:frame>
        <draw:frame draw:style-name="gr2" draw:text-style-name="P3" draw:layer="layout" svg:width="19.957cm" svg:height="4.578cm" svg:x="2.64cm" svg:y="6.222cm">
          <draw:text-box>
            <text:p text:style-name="P1"><text:span text:style-name="T3">Arquivos e redirecionamento</text:span></text:p>
            <text:p text:style-name="P1"><text:span text:style-name="T4">Sistemas Operacionais</text:span></text:p>
          </draw:text-box>
        </draw:frame>
        <draw:frame draw:style-name="gr3" draw:text-style-name="P4" draw:layer="layout" svg:width="13.789cm" svg:height="2.843cm" svg:x="5.442cm" svg:y="11.792cm">
          <draw:text-box>
            <text:p text:style-name="P1"><text:span text:style-name="T5">Prof. Bruno Policarpo Toledo Freitas</text:span></text:p>
            <text:p text:style-name="P1"><text:span text:style-name="T5"><text:date style:data-style-name="D6" text:date-value="2020-04-22">22 de abril de 2020</text:date></text:span></text:p>
            <text:p text:style-name="P1"><text:span text:style-name="T5"><text:a xlink:href="mailto:bruno.freitas@cefet-rj.br" xlink:type="simple">bruno.freitas@cefet-rj.br</text:a>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" presentation:class="page"/>
          <draw:frame presentation:style-name="pr1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midnightblue_5f_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Objetivo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Aprender a salvar resultados de comandos e operações em arquivos</text:p>
              </text:list-item>
              <text:list-item>
                <text:p>Aprender a executar comandos com parâmetros lidos de arquivos</text:p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2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_5f_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586cm" svg:height="2.416cm" svg:x="0.907cm" svg:y="0.759cm" presentation:class="title" presentation:user-transformed="true">
          <draw:text-box>
            <text:p>Arquivos-padrão</text:p>
          </draw:text-box>
        </draw:frame>
        <draw:frame presentation:style-name="pr6" draw:layer="layout" svg:width="23.586cm" svg:height="12.7cm" svg:x="0.907cm" svg:y="4.989cm" presentation:class="outline" presentation:user-transformed="true">
          <draw:text-box>
            <text:list text:style-name="L2">
              <text:list-item>
                <text:p>Tudo em um sistema GNU/Linux é baseado em arquivos</text:p>
              </text:list-item>
              <text:list-item>
                <text:p>Sistemas Operacionais GNU/Linux possuem 3 canais de comunicação com o usuário:</text:p>
                <text:list>
                  <text:list-item>
                    <text:p>Entrada padrão (<text:span text:style-name="T6">stdin</text:span>)</text:p>
                    <text:list>
                      <text:list-item>
                        <text:p>Identificador <text:span text:style-name="T7">0</text:span></text:p>
                      </text:list-item>
                    </text:list>
                  </text:list-item>
                  <text:list-item>
                    <text:p>Saída padrão (<text:span text:style-name="T6">stdout</text:span>) </text:p>
                    <text:list>
                      <text:list-item>
                        <text:p>Identificador <text:span text:style-name="T7">1</text:span></text:p>
                      </text:list-item>
                    </text:list>
                  </text:list-item>
                  <text:list-item>
                    <text:p>Saída de erros (<text:span text:style-name="T6">stderr</text:span>)</text:p>
                    <text:list>
                      <text:list-item>
                        <text:p>Identificador <text:span text:style-name="T7">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3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_5f_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586cm" svg:height="2.416cm" svg:x="0.907cm" svg:y="0.759cm" presentation:class="title" presentation:user-transformed="true">
          <draw:text-box>
            <text:p>Redirecionamento para arquivos</text:p>
          </draw:text-box>
        </draw:frame>
        <draw:frame presentation:style-name="pr6" draw:layer="layout" svg:width="23.586cm" svg:height="12.7cm" svg:x="0.907cm" svg:y="4.989cm" presentation:class="outline" presentation:user-transformed="true">
          <draw:text-box>
            <text:list text:style-name="L2">
              <text:list-item>
                <text:p>Existem 3 maneiras de se redirecionar saídas e entradas de programas para arquivos:</text:p>
                <text:list>
                  <text:list-item>
                    <text:p>comando <text:span text:style-name="T8">&gt;</text:span><text:span text:style-name="T7"> </text:span><text:span text:style-name="T9">arquivo : salva a saída de </text:span><text:span text:style-name="T10">comando</text:span><text:span text:style-name="T9"> em </text:span><text:span text:style-name="T10">arquiva</text:span></text:p>
                  </text:list-item>
                  <text:list-item>
                    <text:p><text:span text:style-name="T11">comando </text:span><text:span text:style-name="T12">&lt;</text:span><text:span text:style-name="T11"> arquivo : </text:span><text:span text:style-name="T10">comando</text:span><text:span text:style-name="T11"> recebe como entrada o conteúdo de </text:span><text:span text:style-name="T10">arquivo</text:span></text:p>
                  </text:list-item>
                  <text:list-item>
                    <text:p><text:span text:style-name="T11">comando </text:span><text:span text:style-name="T12">&gt;&gt;</text:span><text:span text:style-name="T11"> arquivo</text:span><text:span text:style-name="T10"> : </text:span><text:span text:style-name="T11">anexa o conteúdo de</text:span><text:span text:style-name="T10"> comando </text:span><text:span text:style-name="T11">em</text:span><text:span text:style-name="T10"> arquivo</text:span></text:p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4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 presentation:user-transformed="true">
          <draw:text-box>
            <text:p>Redirecionamento <text:span text:style-name="T6">comando</text:span> → <text:span text:style-name="T6">arquivo</text:span></text:p>
          </draw:text-box>
        </draw:frame>
        <draw:frame presentation:style-name="pr8" draw:layer="layout" svg:width="23.586cm" svg:height="12.7cm" svg:x="0.907cm" svg:y="4.989cm" presentation:class="outline">
          <draw:text-box>
            <text:list text:style-name="L2">
              <text:list-item>
                <text:p>Salva a saída de comandos em arquivos</text:p>
              </text:list-item>
              <text:list-item>
                <text:p>Trunca o arquivo-destino</text:p>
              </text:list-item>
              <text:list-item>
                <text:p>Exemplos:</text:p>
                <text:list>
                  <text:list-header>
                    <text:p>ls /etc/*.conf &gt; arquivos.txt</text:p>
                    <text:p>pwd &gt; pasta.txt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5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 presentation:user-transformed="true">
          <draw:text-box>
            <text:p>Redirecionamento <text:span text:style-name="T6">comando </text:span>← <text:span text:style-name="T6">arquivo</text:span></text:p>
          </draw:text-box>
        </draw:frame>
        <draw:frame presentation:style-name="pr8" draw:layer="layout" svg:width="23.586cm" svg:height="12.7cm" svg:x="0.907cm" svg:y="4.989cm" presentation:class="outline">
          <draw:text-box>
            <text:list text:style-name="L2">
              <text:list-item>
                <text:p>A entrada do <text:span text:style-name="T6">comando</text:span> é o conteúdo em <text:span text:style-name="T6">arquivo</text:span></text:p>
              </text:list-item>
              <text:list-item>
                <text:p>Exemplo:</text:p>
                <text:list>
                  <text:list-header>
                    <text:p>cat &lt; arquivos.txt</text:p>
                    <text:p>cd &lt; pasta.txt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6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 presentation:user-transformed="true">
          <draw:text-box>
            <text:p>Redirecionamento <text:span text:style-name="T6">comando</text:span> → <text:span text:style-name="T6">arquivo</text:span></text:p>
          </draw:text-box>
        </draw:frame>
        <draw:frame presentation:style-name="pr8" draw:layer="layout" svg:width="23.586cm" svg:height="12.7cm" svg:x="0.907cm" svg:y="4.989cm" presentation:class="outline">
          <draw:text-box>
            <text:list text:style-name="L2">
              <text:list-item>
                <text:p>Anexa a saída de um comando em um arquivo existente</text:p>
              </text:list-item>
              <text:list-item>
                <text:p>Cria o arquivo se ele não existir</text:p>
              </text:list-item>
              <text:list-item>
                <text:p>Exemplo:</text:p>
                <text:list>
                  <text:list-header>
                    <text:p>ls *.txt &gt; arquivos.txt</text:p>
                    <text:p>ls /etc &gt;&gt; arquivos.txt</text:p>
                    <text:p>ls ~/Downloads &gt;&gt; arquivos.txt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7" presentation:class="page"/>
          <draw:frame presentation:style-name="pr9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_5f_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3.586cm" svg:height="2.416cm" svg:x="0.907cm" svg:y="0.759cm" presentation:class="title" presentation:user-transformed="true">
          <draw:text-box>
            <text:p>Redirecionamento saída → entrada</text:p>
          </draw:text-box>
        </draw:frame>
        <draw:frame presentation:style-name="pr6" draw:layer="layout" svg:width="23.586cm" svg:height="12.7cm" svg:x="0.907cm" svg:y="4.989cm" presentation:class="outline" presentation:user-transformed="true">
          <draw:text-box>
            <text:list text:style-name="L2">
              <text:list-item>
                <text:p>Utiliza a saída de um programa como parte de outro programa</text:p>
                <text:list>
                  <text:list-item>
                    <text:p><text:span text:style-name="T10">comando1</text:span><text:span text:style-name="T11"> </text:span><text:span text:style-name="T12">`</text:span><text:span text:style-name="T10">comando2</text:span><text:span text:style-name="T12">`</text:span><text:span text:style-name="T11">: executa comando2, substitui sua saída e então executa comando1</text:span></text:p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8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 presentation:user-transformed="true">
          <draw:text-box>
            <text:p>Exercício</text:p>
          </draw:text-box>
        </draw:frame>
        <draw:frame presentation:style-name="pr8" draw:layer="layout" svg:width="23.586cm" svg:height="12.7cm" svg:x="0.907cm" svg:y="4.989cm" presentation:class="outline">
          <draw:text-box>
            <text:list text:style-name="L3">
              <text:list-item>
                <text:p>Salve todos os processos em execução pelo seu usuário no arquivo <text:s/>“<text:span text:style-name="T6">processos_bruno.txt”</text:span></text:p>
              </text:list-item>
              <text:list-item>
                <text:p>Salve todos os processos do usuário root no arquivo “<text:span text:style-name="T6">processos_root.txt”</text:span></text:p>
              </text:list-item>
              <text:list-item>
                <text:p>Usando o cat, concatene os arquivos acima e salve-os no arquivo <text:span text:style-name="T6">processos.txt</text:span></text:p>
              </text:list-item>
              <text:list-item>
                <text:p><text:span text:style-name="T13">Repita o exercício 2 e 3 mas agora usando o &gt;&gt;</text:span></text:p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9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>
          <draw:text-box>
            <text:p>Pipes</text:p>
          </draw:text-box>
        </draw:frame>
        <draw:frame presentation:style-name="pr8" draw:layer="layout" svg:width="23.586cm" svg:height="12.7cm" svg:x="0.907cm" svg:y="4.989cm" presentation:class="outline">
          <draw:text-box>
            <text:list text:style-name="L2">
              <text:list-item>
                <text:p>Filosofia UNIX: </text:p>
                <text:list>
                  <text:list-header>
                    <text:p><text:span text:style-name="T6">“</text:span><text:span text:style-name="T6">Tarefas complexas são realizadas pela concatenação de várias tarefas simples”</text:span></text:p>
                  </text:list-header>
                </text:list>
              </text:list-item>
              <text:list-item>
                <text:p>Pipes: utilizadas para <text:span text:style-name="T14">redirecionar</text:span> a <text:span text:style-name="T14">saída de um programa</text:span> para ser <text:span text:style-name="T14">entrada de um outro</text:span></text:p>
              </text:list-item>
              <text:list-item>
                <text:p>Sintaxe:</text:p>
                <text:list>
                  <text:list-header>
                    <text:p>programa1 <text:span text:style-name="T8">|</text:span><text:span text:style-name="T7"> </text:span><text:span text:style-name="T9">programa2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0" presentation:class="page"/>
          <draw:frame presentation:style-name="pr9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>
          <draw:text-box>
            <text:p>Pipes</text:p>
          </draw:text-box>
        </draw:frame>
        <draw:frame presentation:style-name="pr8" draw:layer="layout" svg:width="23.586cm" svg:height="12.7cm" svg:x="0.907cm" svg:y="4.989cm" presentation:class="outline">
          <draw:text-box>
            <text:list text:style-name="L2">
              <text:list-item>
                <text:p>Exemplos:</text:p>
                <text:list>
                  <text:list-header>
                    <text:p><text:span text:style-name="T15">cat /etc/passwd | less</text:span></text:p>
                    <text:p><text:span text:style-name="T15">apt-cache search codeblocks | grep ‘codeblocks’</text:span></text:p>
                    <text:p><text:span text:style-name="T15">ps -e | wc -l</text:span></text:p>
                    <text:p><text:span text:style-name="T15">cat /etc/passwd | head -7 | tail -5</text:span></text:p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1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>
          <draw:text-box>
            <text:p>Programas para Pipes</text:p>
          </draw:text-box>
        </draw:frame>
        <draw:frame presentation:style-name="pr8" draw:layer="layout" svg:width="23.586cm" svg:height="12.7cm" svg:x="0.907cm" svg:y="4.989cm" presentation:class="outline">
          <draw:text-box>
            <text:list text:style-name="L2">
              <text:list-item>
                <text:p>Pipes são parte essencial de sistemas GNU/Linux</text:p>
              </text:list-item>
              <text:list-item>
                <text:p>Muitos programas são feitos para se utilizar junto com pipes:</text:p>
                <text:list>
                  <text:list-header>
                    <text:p>head/less</text:p>
                    <text:p>sort</text:p>
                    <text:p>uniq</text:p>
                    <text:p>cut</text:p>
                    <text:p>join / paste</text:p>
                    <text:p>grep / egrep </text:p>
                    <text:p><text:span text:style-name="T8">sed</text:span></text:p>
                    <text:p><text:span text:style-name="T8">awk</text:span></text:p>
                    <text:p/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2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>
          <draw:text-box>
            <text:p>Pipes &amp; redirecionamentos</text:p>
          </draw:text-box>
        </draw:frame>
        <draw:frame presentation:style-name="pr8" draw:layer="layout" svg:width="23.586cm" svg:height="12.7cm" svg:x="0.907cm" svg:y="4.989cm" presentation:class="outline">
          <draw:text-box>
            <text:list text:style-name="L2">
              <text:list-item>
                <text:p>Pipes podem ser combinados com redirecionamentos.</text:p>
                <text:list>
                  <text:list-header>
                    <text:p>ps -e | grep ‘root’ &gt; processos_root.txt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3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 presentation:user-transformed="true">
          <draw:text-box>
            <text:p>O programa tee</text:p>
          </draw:text-box>
        </draw:frame>
        <draw:frame presentation:style-name="pr8" draw:layer="layout" svg:width="23.586cm" svg:height="12.7cm" svg:x="0.907cm" svg:y="4.989cm" presentation:class="outline">
          <draw:text-box>
            <text:list text:style-name="L2">
              <text:list-item>
                <text:p>Usado quando queremos:</text:p>
                <text:list>
                  <text:list-item>
                    <text:p>Redirecionar a saída de um programa mas ainda ver sua saída.</text:p>
                  </text:list-item>
                  <text:list-item>
                    <text:p>Redirecionar a saída e salvar em arquivos com permissão de usuários / superusuários</text:p>
                  </text:list-item>
                </text:list>
              </text:list-item>
              <text:list-item>
                <text:p>Exemplo:</text:p>
                <text:list>
                  <text:list-header>
                    <text:p>ls -lR $HOME &gt; /home/bruno/allMyFiles</text:p>
                    <text:p>ls -lR $HOME &gt; /etc/allMyFiles</text:p>
                    <text:p>ls -lR $HOME | sudo tee /etc/allMyFile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4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 presentation:user-transformed="true">
          <draw:text-box>
            <text:p>Redirecionamento do stderr</text:p>
          </draw:text-box>
        </draw:frame>
        <draw:frame presentation:style-name="pr8" draw:layer="layout" svg:width="23.493cm" svg:height="11.411cm" svg:x="0.907cm" svg:y="4.989cm" presentation:class="outline" presentation:user-transformed="true">
          <draw:text-box>
            <text:list text:style-name="L2">
              <text:list-item>
                <text:p><text:span text:style-name="T13">Se redirecionarmos o o stdout com o &gt;, mensagens de erro ainda irão aparecer no terminal</text:span></text:p>
                <text:list>
                  <text:list-item>
                    <text:p><text:span text:style-name="T13">ls /eunaoexisto &gt; /dev/null</text:span></text:p>
                  </text:list-item>
                </text:list>
              </text:list-item>
              <text:list-item>
                <text:p><text:span text:style-name="T13">Para redirecionar o stderr, devemos utilizar:</text:span></text:p>
                <text:list>
                  <text:list-item>
                    <text:p><text:span text:style-name="T13">ls /eunaoexisto 2&gt;/tmp/erro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5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 presentation:user-transformed="true">
          <draw:text-box>
            <text:p>Redirecionamento do stderr para o stdout</text:p>
          </draw:text-box>
        </draw:frame>
        <draw:frame presentation:style-name="pr8" draw:layer="layout" svg:width="23.493cm" svg:height="11.411cm" svg:x="0.907cm" svg:y="4.989cm" presentation:class="outline" presentation:user-transformed="true">
          <draw:text-box>
            <text:list text:style-name="L2">
              <text:list-item>
                <text:p><text:span text:style-name="T13">Para capturar o stdout e o stderr em um mesmo arquivo, devemos utilizar a seguinte sintaxe:</text:span></text:p>
                <text:list>
                  <text:list-item>
                    <text:p><text:span text:style-name="T13">ls *.bak &gt; listfile </text:span><text:span text:style-name="T12">2&gt;&amp;1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6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586cm" svg:height="2.416cm" svg:x="0.907cm" svg:y="0.759cm" presentation:class="title" presentation:user-transformed="true">
          <draw:text-box>
            <text:p>O dispositivo nulo</text:p>
          </draw:text-box>
        </draw:frame>
        <draw:frame presentation:style-name="pr8" draw:layer="layout" svg:width="23.493cm" svg:height="11.411cm" svg:x="0.907cm" svg:y="4.989cm" presentation:class="outline" presentation:user-transformed="true">
          <draw:text-box>
            <text:list text:style-name="L2">
              <text:list-item>
                <text:p><text:span text:style-name="T13">/dev/null</text:span></text:p>
              </text:list-item>
              <text:list-item>
                <text:p><text:span text:style-name="T13">Utilizado quando queremos descartar a saída de programas</text:span></text:p>
                <text:list>
                  <text:list-header>
                    <text:p><text:span text:style-name="T13">ls -l &gt; /dev/null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7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draw:frame presentation:style-name="pr7" draw:layer="layout" svg:width="23.586cm" svg:height="2.416cm" svg:x="0.907cm" svg:y="0.759cm" presentation:class="title">
          <draw:text-box>
            <text:p>O comando exec</text:p>
          </draw:text-box>
        </draw:frame>
        <draw:frame presentation:style-name="pr8" draw:layer="layout" svg:width="23.586cm" svg:height="12.7cm" svg:x="0.907cm" svg:y="4.989cm" presentation:class="outline" presentation:user-transformed="true">
          <draw:text-box>
            <text:p>exec 3&gt;/tmp/thirdfile</text:p>
            <text:p>exec 4&gt;/tmp/fourthfile</text:p>
            <text:p>echo “drib” &gt;&amp;3</text:p>
            <text:p>echo “drab” &gt;&amp;4</text:p>
            <text:p>echo “another drib” &gt;&amp;3</text:p>
            <text:p>echo “another drab” &gt;&amp;4</text:p>
            <text:p>exec 3&gt;&amp;-</text:p>
            <text:p>exec 4&gt;&amp;-</text:p>
          </draw:text-box>
        </draw:frame>
        <presentation:notes draw:style-name="dp4">
          <draw:page-thumbnail draw:style-name="gr4" draw:layer="layout" svg:width="13.469cm" svg:height="9.524cm" svg:x="2.789cm" svg:y="1.93cm" draw:page-number="18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draw:frame presentation:style-name="pr7" draw:layer="layout" svg:width="23.586cm" svg:height="2.416cm" svg:x="0.907cm" svg:y="0.759cm" presentation:class="title" presentation:user-transformed="true">
          <draw:text-box>
            <text:p>Exercícios</text:p>
          </draw:text-box>
        </draw:frame>
        <draw:frame presentation:style-name="pr8" draw:layer="layout" svg:width="23.493cm" svg:height="11.411cm" svg:x="0.907cm" svg:y="4.989cm" presentation:class="outline" presentation:user-transformed="true">
          <draw:text-box>
            <text:list text:style-name="L3">
              <text:list-item>
                <text:p>Salve os nomes de todos os arquivos .conf da pasta /etc no arquivo $HOME/<text:span text:style-name="T6">todasConfiguracoes.conf</text:span></text:p>
              </text:list-item>
              <text:list-item>
                <text:p><text:span text:style-name="T13">Quantos arquivos .conf há na pasta /etc?</text:span></text:p>
              </text:list-item>
              <text:list-item>
                <text:p><text:span text:style-name="T13">Procure as informações do seu usuário no arquivo /etc/passwd. (Dica: utilize grep com pipes)</text:span></text:p>
              </text:list-item>
              <text:list-item>
                <text:p>Quantos usuários existem no sistema? (Dica: <text:s/>conte quantas linhas possui o arquivo /etc/passwd com pipes)</text:p>
              </text:list-item>
            </text:list>
          </draw:text-box>
        </draw:frame>
        <presentation:notes draw:style-name="dp4">
          <draw:page-thumbnail draw:style-name="gr4" draw:layer="layout" svg:width="13.469cm" svg:height="9.524cm" svg:x="2.789cm" svg:y="1.93cm" draw:page-number="19" presentation:class="page"/>
          <draw:frame presentation:style-name="pr9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draw:frame presentation:style-name="pr10" draw:layer="layout" svg:width="23.586cm" svg:height="2.416cm" svg:x="0.907cm" svg:y="0.759cm" presentation:class="title">
          <draw:text-box>
            <text:p>Referências</text:p>
          </draw:text-box>
        </draw:frame>
        <draw:frame presentation:style-name="pr11" draw:layer="layout" svg:width="21.59cm" svg:height="11.049cm" svg:x="1.905cm" svg:y="5.503cm" presentation:class="outline" presentation:user-transformed="true">
          <draw:text-box>
            <text:list text:style-name="L2">
              <text:list-item>
                <text:p><text:span text:style-name="T16">FILHO, João Eriberto Mota. </text:span><text:span text:style-name="T17">Descobrindo o Linux: entenda o sistema operacional GNU/Linux</text:span><text:span text:style-name="T16">. 3</text:span><text:span text:style-name="T18">a</text:span><text:span text:style-name="T16">. ed. São Paulo: Novatec Editora, 2012.</text:span></text:p>
                <text:list>
                  <text:list-item>
                    <text:p><text:span text:style-name="T19">Capítulo 10: seção 10.22</text:span></text:p>
                  </text:list-item>
                </text:list>
              </text:list-item>
              <text:list-item>
                <text:p><text:span text:style-name="T19"><text:a xlink:href="http://write.flossmanuals.net/command-line/standard-files/" xlink:type="simple">http://write.flossmanuals.net/command-line/standard-files/</text:a></text:span></text:p>
              </text:list-item>
              <text:list-item>
                <text:p><text:span text:style-name="T19"><text:a xlink:href="http://write.flossmanuals.net/command-line/file-structure/" xlink:type="simple">http://write.flossmanuals.net/command-line/file-structure/</text:a>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12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5" draw:master-page-name="Midnightblue" presentation:presentation-page-layout-name="AL2T1" presentation:use-footer-name="ftr1" presentation:use-date-time-name="dtd1">
        <draw:frame presentation:style-name="pr10" draw:layer="layout" svg:width="23.586cm" svg:height="2.416cm" svg:x="0.907cm" svg:y="0.759cm" presentation:class="title">
          <draw:text-box>
            <text:p>Exercícios</text:p>
          </draw:text-box>
        </draw:frame>
        <draw:frame presentation:style-name="pr11" draw:layer="layout" svg:width="23.586cm" svg:height="12.7cm" svg:x="0.907cm" svg:y="4.989cm" presentation:class="outline">
          <draw:text-box>
            <text:list text:style-name="L2">
              <text:list-item>
                <text:p>Capítulo 2:</text:p>
                <text:list>
                  <text:list-item>
                    <text:p>1, 3, 4, 7, 8,10, 14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1" presentation:class="page"/>
          <draw:frame presentation:style-name="pr12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" xlink:href="Pictures/100000000000032000000258D1D93576041AEF35.png" xlink:type="simple" xlink:show="embed" xlink:actuate="onLoad"/>
    <draw:fill-image draw:name="keyboard_5f_lay" draw:display-name="keyboard_lay" xlink:href="Pictures/100000000000032000000258E33DF91F270FA9F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Times New Roman" fo:color="#3333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serTemplate-background" style:family="presentation">
      <style:graphic-properties draw:stroke="none" draw:fill="none"/>
      <style:text-properties style:letter-kerning="true"/>
    </style:style>
    <style:style style:name="User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r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UserTemplate-outline1" style:family="presentation">
      <style:graphic-properties draw:stroke="none" draw:fill="none" draw:auto-grow-height="false" draw:fit-to-size="shrink-to-fit" style:shrink-to-fit="true">
        <text:list-style style:name="User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fo:color="#0000ff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outline2" style:family="presentation" style:parent-style-name="UserTemplate-outline1">
      <style:paragraph-properties fo:margin-left="0cm" fo:margin-right="0cm" fo:margin-top="0.362cm" fo:margin-bottom="0cm" fo:text-indent="0cm"/>
      <style:text-properties fo:color="#000000" fo:font-size="25.3999996185303pt" style:font-size-asian="28pt" style:font-size-complex="28pt"/>
    </style:style>
    <style:style style:name="UserTemplate-outline3" style:family="presentation" style:parent-style-name="UserTemplate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UserTemplate-outline4" style:family="presentation" style:parent-style-name="UserTemplate-outline3">
      <style:paragraph-properties fo:margin-left="0cm" fo:margin-right="0cm" fo:margin-top="0.181cm" fo:margin-bottom="0cm" fo:text-indent="0cm"/>
      <style:text-properties fo:font-size="18.2000007629395pt" style:font-size-asian="20pt" style:font-size-complex="20pt"/>
    </style:style>
    <style:style style:name="UserTemplate-outline5" style:family="presentation" style:parent-style-name="UserTemplate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6" style:family="presentation" style:parent-style-name="UserTemplate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7" style:family="presentation" style:parent-style-name="UserTemplate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8" style:family="presentation" style:parent-style-name="UserTemplate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9" style:family="presentation" style:parent-style-name="UserTemplate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subtitle" style:family="presentation">
      <style:graphic-properties draw:stroke="none" draw:fill="none" draw:textarea-vertical-align="middle">
        <text:list-style style:name="User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title" style:family="presentation">
      <style:graphic-properties draw:stroke="none" draw:fill="none" draw:textarea-vertical-align="middle">
        <text:list-style style:name="User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style:text-outline="false" style:text-line-through-style="none" style:text-line-through-type="none" style:font-name="Arial" fo:font-family="Arial" style:font-style-name="Regular" style:font-family-generic="swiss" style:font-pitch="variable" fo:font-size="34.0999984741211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6cm" fo:margin-right="0cm" fo:margin-top="0cm" fo:margin-bottom="0.452cm" fo:text-indent="-0.81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keyboard-outline3" style:family="presentation" style:parent-style-name="keyboard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keyboard-outline4" style:family="presentation" style:parent-style-name="keyboard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keyboard-outline5" style:family="presentation" style:parent-style-name="keyboard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6" style:family="presentation" style:parent-style-name="keyboard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7" style:family="presentation" style:parent-style-name="keyboard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8" style:family="presentation" style:parent-style-name="keyboard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9" style:family="presentation" style:parent-style-name="keyboard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4.0999984741211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-0.816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movwaves-outline3" style:family="presentation" style:parent-style-name="lyt-movwaves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movwaves-outline4" style:family="presentation" style:parent-style-name="lyt-movwaves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movwaves-outline5" style:family="presentation" style:parent-style-name="lyt-movwaves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6" style:family="presentation" style:parent-style-name="lyt-movwaves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7" style:family="presentation" style:parent-style-name="lyt-movwaves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8" style:family="presentation" style:parent-style-name="lyt-movwaves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9" style:family="presentation" style:parent-style-name="lyt-movwaves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4.0999984741211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r2" style:family="presentation" style:parent-style-name="Padrão-backgroundobjects">
      <style:graphic-properties draw:stroke="none" draw:fill="none" draw:fill-color="#00cc99" draw:auto-grow-height="false" draw:auto-grow-width="false" fo:min-height="1.024cm" fo:min-width="0cm" fo:wrap-option="wrap"/>
    </style:style>
    <style:style style:name="Mpr3" style:family="presentation" style:parent-style-name="UserTemplate-title">
      <style:graphic-properties draw:auto-grow-height="false" fo:min-height="3.507cm"/>
    </style:style>
    <style:style style:name="Mpr4" style:family="presentation" style:parent-style-name="UserTemplate-outline1">
      <style:graphic-properties fo:min-height="12.18cm"/>
    </style:style>
    <style:style style:name="Mpr5" style:family="presentation" style:parent-style-name="User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UserTemplate-backgroundobjects">
      <style:graphic-properties draw:stroke="none" draw:fill="none" draw:fill-color="#ffffff" draw:auto-grow-height="false" fo:min-height="1.485cm"/>
    </style:style>
    <style:style style:name="Mpr7" style:family="presentation" style:parent-style-name="UserTemplat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keyboard-title">
      <style:graphic-properties draw:fill-color="#ffffff" draw:auto-grow-height="false" fo:min-height="3.507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20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21" style:family="presentation" style:parent-style-name="midnightblue-backgroundobjects">
      <style:graphic-properties draw:stroke="none" draw:fill="none" draw:auto-grow-height="false" fo:min-height="1.449cm"/>
    </style:style>
    <style:style style:name="Mpr22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2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idnightblue_5f_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30" style:family="presentation" style:parent-style-name="midnightblue_5f_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31" style:family="presentation" style:parent-style-name="midnightblue_5f_-backgroundobjects">
      <style:graphic-properties draw:stroke="none" draw:fill="none" draw:auto-grow-height="false" fo:min-height="1.449cm"/>
    </style:style>
    <style:style style:name="Mpr32" style:family="presentation" style:parent-style-name="midnightblue_5f_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33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34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2c3e50"/>
      <style:paragraph-properties fo:text-align="center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1abc9c"/>
      <style:paragraph-properties fo:text-align="center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text-properties style:use-window-font-color="true" fo:font-size="14pt" style:font-size-asian="14pt" style:font-size-complex="14pt"/>
    </style:style>
    <style:style style:name="MP20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21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23" style:family="paragraph">
      <style:paragraph-properties fo:margin-left="0cm" fo:margin-right="0cm" fo:text-indent="0cm"/>
    </style:style>
    <style:style style:name="MP24" style:family="paragraph">
      <loext:graphic-properties draw:fill-color="#ffffff"/>
      <style:paragraph-properties fo:margin-left="0cm" fo:margin-right="0cm" fo:text-indent="0cm"/>
    </style:style>
    <style:style style:name="MP2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175cm" svg:x="2.143cm" svg:y="-0.001cm" presentation:class="title" presentation:placeholder="true">
        <draw:text-box/>
      </draw:frame>
      <draw:frame presentation:style-name="Padrão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2" draw:text-style-name="MP5" draw:layer="backgroundobjects" svg:width="2.176cm" svg:height="1.4cm" svg:x="22.024cm" svg:y="17.2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2">
        <draw:rect draw:style-name="Mgr3" draw:text-style-name="MP6" draw:layer="backgroundobjects" svg:width="19.05cm" svg:height="25.4cm" svg:x="0cm" svg:y="0cm">
          <text:p/>
        </draw:rect>
        <draw:frame draw:style-name="Mgr4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4" draw:text-style-name="MP10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8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5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9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UserTemplate" style:page-layout-name="PM1" draw:style-name="Mdp2">
      <draw:frame presentation:style-name="Mpr3" draw:layer="backgroundobjects" svg:width="22.859cm" svg:height="3.18cm" svg:x="1.27cm" svg:y="0.759cm" presentation:class="title">
        <draw:text-box>
          <text:p>Clique para editar o formato do texto do título</text:p>
        </draw:text-box>
      </draw:frame>
      <draw:frame presentation:style-name="Mpr4" draw:layer="backgroundobjects" svg:width="22.859cm" svg:height="11.048cm" svg:x="1.27cm" svg:y="4.457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5.917cm" svg:height="1.314cm" svg:x="1.27cm" svg:y="17.354cm" presentation:class="date-time">
        <draw:text-box>
          <text:p text:style-name="MP1"><text:span text:style-name="MT1"><text:date style:data-style-name="D4" text:date-value="2020-04-22">22/04/2020</text:date></text:span></text:p>
        </draw:text-box>
      </draw:frame>
      <draw:frame presentation:style-name="Mpr5" draw:text-style-name="MP12" draw:layer="backgroundobjects" svg:width="8.051cm" svg:height="1.314cm" svg:x="8.686cm" svg:y="17.354cm" presentation:class="footer">
        <draw:text-box>
          <text:p text:style-name="MP11"><text:span text:style-name="MT1">Prof. Bruno Policarpo</text:span></text:p>
        </draw:text-box>
      </draw:frame>
      <presentation:notes style:page-layout-name="PM2">
        <draw:page-thumbnail presentation:style-name="UserTemplate-title" draw:layer="backgroundobjects" svg:width="13.469cm" svg:height="9.524cm" svg:x="2.789cm" svg:y="1.93cm" presentation:class="page"/>
        <draw:frame presentation:style-name="UserTemplate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10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10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11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20" draw:layer="backgroundobjects" svg:width="8.267cm" svg:height="1.269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3" draw:text-style-name="MP22" draw:layer="backgroundobjects" svg:width="8.267cm" svg:height="1.269cm" svg:x="10.782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4" draw:text-style-name="MP20" draw:layer="backgroundobjects" svg:width="8.267cm" svg:height="1.269cm" svg:x="0cm" svg:y="24.13cm" presentation:class="footer">
          <draw:text-box>
            <text:p text:style-name="MP19"><text:span text:style-name="MT4"><presentation:footer/></text:span></text:p>
          </draw:text-box>
        </draw:frame>
        <draw:frame presentation:style-name="Mpr14" draw:text-style-name="MP22" draw:layer="backgroundobjects" svg:width="8.267cm" svg:height="1.269cm" svg:x="10.782cm" svg:y="24.13cm" presentation:class="page-number">
          <draw:text-box>
            <text:p text:style-name="MP21"><text:span text:style-name="MT4"><text:page-number>&lt;número&gt;</text:page-number></text:span></text:p>
          </draw:text-box>
        </draw:frame>
      </presentation:notes>
    </style:master-page>
    <style:master-page style:name="keyboard" style:page-layout-name="PM1" draw:style-name="Mdp4">
      <draw:frame presentation:style-name="Mpr15" draw:text-style-name="MP24" draw:layer="backgroundobjects" svg:width="21.045cm" svg:height="3.18cm" svg:x="2.087cm" svg:y="1.808cm" presentation:class="title">
        <draw:text-box>
          <text:p text:style-name="MP23">Click to edit the title text format</text:p>
        </draw:text-box>
      </draw:frame>
      <draw:frame presentation:style-name="keyboard-outline1" draw:layer="backgroundobjects" svg:width="20.864cm" svg:height="11.049cm" svg:x="2.267cm" svg:y="5.442cm" presentation:class="outline" presentation:placeholder="true">
        <draw:text-box/>
      </draw:frame>
      <draw:frame presentation:style-name="Mpr16" draw:text-style-name="MP26" draw:layer="backgroundobjects" svg:width="5.917cm" svg:height="1.314cm" svg:x="1.27cm" svg:y="17.354cm" presentation:class="date-time">
        <draw:text-box>
          <text:p text:style-name="MP25"><text:span text:style-name="MT1"><presentation:date-time/></text:span></text:p>
        </draw:text-box>
      </draw:frame>
      <draw:frame presentation:style-name="Mpr16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6" draw:text-style-name="MP30" draw:layer="backgroundobjects" svg:width="5.917cm" svg:height="1.314cm" svg:x="18.211cm" svg:y="17.354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2">
        <draw:page-thumbnail presentation:style-name="keyboard-title" draw:layer="backgroundobjects" svg:width="13.469cm" svg:height="9.524cm" svg:x="2.789cm" svg:y="1.93cm" presentation:class="page"/>
        <draw:frame presentation:style-name="keyboard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1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1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19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21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21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22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3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2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2.316cm" svg:height="3.18cm" svg:x="1.27cm" svg:y="1.394cm" presentation:class="title" presentation:placeholder="true">
        <draw:text-box/>
      </draw:frame>
      <draw:frame presentation:style-name="lyt-movwaves-outline1" draw:layer="backgroundobjects" svg:width="20.864cm" svg:height="11.049cm" svg:x="1.995cm" svg:y="4.989cm" presentation:class="outline" presentation:placeholder="true">
        <draw:text-box/>
      </draw:frame>
      <draw:frame presentation:style-name="Mpr26" draw:text-style-name="MP26" draw:layer="backgroundobjects" svg:width="5.917cm" svg:height="1.314cm" svg:x="1.36cm" svg:y="16.175cm" presentation:class="date-time">
        <draw:text-box>
          <text:p text:style-name="MP25"><text:span text:style-name="MT1"><presentation:date-time/></text:span></text:p>
        </draw:text-box>
      </draw:frame>
      <draw:frame presentation:style-name="Mpr26" draw:text-style-name="MP28" draw:layer="backgroundobjects" svg:width="8.051cm" svg:height="1.314cm" svg:x="8.686cm" svg:y="16.175cm" presentation:class="footer">
        <draw:text-box>
          <text:p text:style-name="MP27"><text:span text:style-name="MT1"><presentation:footer/></text:span></text:p>
        </draw:text-box>
      </draw:frame>
      <draw:frame presentation:style-name="Mpr26" draw:text-style-name="MP30" draw:layer="backgroundobjects" svg:width="5.917cm" svg:height="1.314cm" svg:x="17.848cm" svg:y="16.175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2">
        <draw:page-thumbnail presentation:style-name="lyt-movwaves-title" draw:layer="backgroundobjects" svg:width="13.469cm" svg:height="9.524cm" svg:x="2.789cm" svg:y="1.93cm" presentation:class="page"/>
        <draw:frame presentation:style-name="lyt-movwaves-notes" draw:layer="backgroundobjects" svg:width="15.239cm" svg:height="11.429cm" svg:x="1.905cm" svg:y="12.064cm" presentation:class="notes" presentation:placeholder="true">
          <draw:text-box/>
        </draw:frame>
        <draw:frame presentation:style-name="Mpr2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2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2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3">
      <draw:custom-shape presentation:style-name="Mpr29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30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3.586cm" svg:height="2.416cm" svg:x="0.907cm" svg:y="0.759cm" presentation:class="title" presentation:placeholder="true">
        <draw:text-box/>
      </draw:frame>
      <draw:frame presentation:style-name="midnightblue_5f_-outline1" draw:layer="backgroundobjects" svg:width="23.586cm" svg:height="12.7cm" svg:x="0.907cm" svg:y="4.989cm" presentation:class="outline" presentation:placeholder="true">
        <draw:text-box/>
      </draw:frame>
      <draw:frame presentation:style-name="Mpr31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31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32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3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2">
        <draw:page-thumbnail presentation:style-name="midnightblue_5f_-title" draw:layer="backgroundobjects" svg:width="13.469cm" svg:height="9.524cm" svg:x="2.789cm" svg:y="1.93cm" presentation:class="page"/>
        <draw:frame presentation:style-name="midnightblue_5f_-notes" draw:layer="backgroundobjects" svg:width="15.239cm" svg:height="11.429cm" svg:x="1.905cm" svg:y="12.064cm" presentation:class="notes" presentation:placeholder="true">
          <draw:text-box/>
        </draw:frame>
        <draw:frame presentation:style-name="Mpr3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cesses and Threads</dc:title>
    <meta:initial-creator>Steve  Armstrong</meta:initial-creator>
    <meta:creation-date>2000-11-23T10:54:09.370000000</meta:creation-date>
    <dc:date>2020-04-22T22:09:58.262206296</dc:date>
    <meta:print-date>2001-01-13T14:10:04.390000000</meta:print-date>
    <meta:editing-cycles>195</meta:editing-cycles>
    <meta:editing-duration>P1DT14H43M4S</meta:editing-duration>
    <meta:generator>LibreOffice/6.0.7.3$Linux_X86_64 LibreOffice_project/00m0$Build-3</meta:generator>
    <meta:document-statistic meta:object-count="180"/>
  </office:meta>
</office:document-meta>
</file>